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02a32" officeooo:paragraph-rsid="001b6946" style:font-style-asian="normal" style:font-style-complex="normal"/>
    </style:style>
    <style:style style:name="P2" style:family="paragraph" style:parent-style-name="Standard">
      <style:text-properties officeooo:rsid="002b1724" officeooo:paragraph-rsid="001b6946"/>
    </style:style>
    <style:style style:name="P3" style:family="paragraph" style:parent-style-name="Standard">
      <style:text-properties officeooo:rsid="002bf0cd" officeooo:paragraph-rsid="001b6946"/>
    </style:style>
    <style:style style:name="P4" style:family="paragraph" style:parent-style-name="Standard">
      <style:text-properties fo:font-style="italic" officeooo:rsid="002bf0cd" officeooo:paragraph-rsid="001b6946" style:font-style-asian="italic" style:font-style-complex="italic"/>
    </style:style>
    <style:style style:name="P5" style:family="paragraph" style:parent-style-name="Standard">
      <style:text-properties fo:font-style="italic" officeooo:rsid="002d9934" officeooo:paragraph-rsid="001b6946" style:font-style-asian="italic" style:font-style-complex="italic"/>
    </style:style>
    <style:style style:name="P6" style:family="paragraph" style:parent-style-name="Standard">
      <style:text-properties officeooo:rsid="002d9391" officeooo:paragraph-rsid="001b6946"/>
    </style:style>
    <style:style style:name="P7" style:family="paragraph" style:parent-style-name="Standard">
      <style:text-properties officeooo:rsid="002d9934" officeooo:paragraph-rsid="001b6946"/>
    </style:style>
    <style:style style:name="P8" style:family="paragraph" style:parent-style-name="Standard">
      <style:text-properties officeooo:rsid="002e2a9b" officeooo:paragraph-rsid="001b6946"/>
    </style:style>
    <style:style style:name="P9" style:family="paragraph" style:parent-style-name="Standard">
      <style:text-properties style:font-name="Liberation Serif" fo:font-style="italic" officeooo:rsid="002e2a9b" officeooo:paragraph-rsid="001b6946" style:font-style-asian="italic" style:font-style-complex="italic"/>
    </style:style>
    <style:style style:name="P10" style:family="paragraph" style:parent-style-name="Standard">
      <style:text-properties officeooo:rsid="00302a32" officeooo:paragraph-rsid="001b6946"/>
    </style:style>
    <style:style style:name="T1" style:family="text">
      <style:text-properties officeooo:rsid="0026c722"/>
    </style:style>
    <style:style style:name="T2" style:family="text">
      <style:text-properties officeooo:rsid="0281e5ba"/>
    </style:style>
    <style:style style:name="T3" style:family="text">
      <style:text-properties officeooo:rsid="0035df36"/>
    </style:style>
    <style:style style:name="T4" style:family="text">
      <style:text-properties officeooo:rsid="002bf0c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12e6368"/>
    </style:style>
    <style:style style:name="T7" style:family="text">
      <style:text-properties officeooo:rsid="032478de"/>
    </style:style>
    <style:style style:name="T8" style:family="text">
      <style:text-properties officeooo:rsid="010feca2"/>
    </style:style>
    <style:style style:name="T9" style:family="text">
      <style:text-properties officeooo:rsid="0033a04a"/>
    </style:style>
    <style:style style:name="T10" style:family="text">
      <style:text-properties officeooo:rsid="0031b898"/>
    </style:style>
    <style:style style:name="T11" style:family="text">
      <style:text-properties officeooo:rsid="0110e524"/>
    </style:style>
    <style:style style:name="T12" style:family="text">
      <style:text-properties officeooo:rsid="0325df3f"/>
    </style:style>
    <style:style style:name="T13" style:family="text">
      <style:text-properties officeooo:rsid="003425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А в феврале я проштрафился ещё больше.</text:p>
      <text:p text:style-name="P2">Лёха ехал в город Коросте<text:span text:style-name="T3">н</text:span>ь, привезти электрогитары для КЭМЗа.</text:p>
      <text:p text:style-name="P2">Я тоже хотел с ним поехать, но когда начал отпрашиваться в цеху, <text:span text:style-name="T4">мне сказали подождать начальника.</text:span></text:p>
      <text:p text:style-name="P3">Когда в проходе Механического показалась чёрная шинель Лебедева, я вышел ему навстречу, но у него, как видно, спина ещё недостаточно распрямилась, или накануне слишком прямой была, и он сказал мне «нет».</text:p>
      <text:p text:style-name="P3">Тут меня зло взяло и я ушёл, всё равно ещё не переодевался. А Лёха, оказывается, уже уехал.</text:p>
      <text:p text:style-name="P3">Вобщем,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<text:span text:style-name="T5">—</text:span> подсобник<text:span text:style-name="T6">ом</text:span> в Кузнечном цеху завода КПВРЗ.</text:p>
      <text:p text:style-name="P4"><text:tab/><text:tab/>Вы лучше лес рубите на гробы — </text:p>
      <text:p text:style-name="P3"><text:span text:style-name="T5"><text:tab/><text:tab/>в прорыв идут штрафные батальоны.</text:span>..</text:p>
      <text:p text:style-name="P3"/>
      <text:p text:style-name="P3">В кузнечном цеху станки не гудят, там гахкают гидравлические молоты и сотрясают бетонный пол, в жерлах печей ревёт пламя форсунок, раскаляя <text:span text:style-name="T7">железные </text:span>болванки внутри <text:span text:style-name="T7">печей </text:span>до алой белизны.</text:p>
      <text:p text:style-name="P3">Ещё вентиляторы воют в круглых коробах с намордниками из сетки. У тех вентиляторов размах лопастей метровый — раз рубанёт и... Вот для того и сетки.</text:p>
      <text:p text:style-name="P3">Короче, лучше Кузнечного места не найти, если занимаешься вокалом. Ори — сколько влезет, никто тебя не слышит. Вот и я — сам себя не слышу, но ору:</text:p>
      <text:p text:style-name="P3"><text:tab/><text:tab/><text:tab/><text:span text:style-name="T5">О, мами,</text:span></text:p>
      <text:p text:style-name="P4"><text:s text:c="2"/><text:tab/><text:tab/><text:tab/>О, мами-мами блу,</text:p>
      <text:p text:style-name="P3"><text:span text:style-name="T5"><text:tab/><text:tab/><text:tab/>О мами блу.</text:span>..</text:p>
      <text:p text:style-name="P3"/>
      <text:p text:style-name="P3">Но это я ору, пока <text:span text:style-name="T8">мой напарник </text:span>Боря узнаёт сколько чего на сегодня <text:span text:style-name="T6">грузить</text:span>.</text:p>
      <text:p text:style-name="P3">Бор<text:span text:style-name="T8">ю</text:span> тоже перевели в подсобники за нарушение трудовой дисциплины, <text:span text:style-name="T8">но он в этом цеху местный — </text:span>кузнец из Кузнечного.</text:p>
      <text:p text:style-name="P3">Ему лет за тридцать, светловолосый, невысокий. И не скажешь, что кузнец. </text:p>
      <text:p text:style-name="P3">Залетел за <text:span text:style-name="T8">пребывание в нетрезвом виде</text:span>.</text:p>
      <text:p text:style-name="P3"/>
      <text:p text:style-name="P3">Наша работа — загружать болванки в печи.</text:p>
      <text:p text:style-name="P3">Болванки мы берём в крайнем крыле Кузнечного. Это куски осей от колёсных пар вагонов и локомотивов нарезанные газосварщиками в первую смену.</text:p>
      <text:p text:style-name="P3">Болванки, конечно, неподъёмные, поэтому тут есть тельферный кран.</text:p>
      <text:p text:style-name="P6">Я их цепляю захватом-клещами, а Боря орудует кнопками пульта, что висит с крана, и переправляет их на вагонетку.</text:p>
      <text:p text:style-name="P6">Там я их направляю и придерживаю, пока расстегнётся захват.</text:p>
      <text:p text:style-name="P6">Так загружаем несколько рядов. В зависимости от длины, а значит и веса болванок, потому что вагонетку по узко проложенным рельсам нам <text:span text:style-name="T6">самим </text:span>же и толкать.</text:p>
      <text:p text:style-name="P6">Мы выталкиваем её в основной корпус на поворотный круг. Он похож на крышку канализационного люка, но он подвижный.</text:p>
      <text:p text:style-name="P6">Мы проворачиваем на нём нашу вагонетку на 90 градусов и катим дальше по рельсам узкоколейки до нужной печи.</text:p>
      <text:p text:style-name="P6">Самое трудное — сдвинуть вагонетку с места; тут приходится упираться рогом, а когда начнёт потихоньку двигаться, то всё — ты наша!</text:p>
      <text:p text:style-name="P6"/>
      <text:p text:style-name="P6">Перед жерлом печи — полка.</text:p>
      <text:p text:style-name="P6">Прикрывая лицо от огненного жара <text:span text:style-name="T8">в печи</text:span>, Боря ставит на <text:span text:style-name="T8">полку</text:span> трубу-ролик, шириной в полметра.</text:p>
      <text:p text:style-name="P6"><text:soft-page-break/>На ролик мы взваливаем продолговатую лопату с приподнятыми бортиками, чтобы болванки не скатывались по сторонам.</text:p>
      <text:p text:style-name="P6">Рукоять лопаты длиной метров пять. Она не из железа, а стальная, сечением шесть на четыре сантиметра.</text:p>
      <text:p text:style-name="P6">Заканчивается рукоять поперечиной, за которую могут ухватить двое рабочих — по одному с каждой стороны от рукояти.</text:p>
      <text:p text:style-name="P6">Но пока что лопату за поперечину удерживаю только я <text:span text:style-name="T7">один</text:span>, потому что Боря, уже здешним тельфером, перекладывает болванку из вагонетки <text:s/>в лопату, заслоняясь плечом от огня.</text:p>
      <text:p text:style-name="P6">Он отгоняет тельфер обратно к вагонетке, подходит ко мне и мы ухватываем каждый свою половину поперечины.</text:p>
      <text:p text:style-name="P6">- И!..</text:p>
      <text:p text:style-name="P6">Мы толкаем лопату по ролику на три-четыре широких шага.</text:p>
      <text:p text:style-name="P7">Потом надо синхронно подпрыгнуть и налечь на поперечину, чтобы упругая рукоять свибрировала и подбросила болванку с лопаты. И надо успеть отвернуть лицо от опаляющего жара раскалённой печи, где бушует огонь из форсунок.</text:p>
      <text:p text:style-name="P7">Вот почему Боря работает в брезентовом фартуке кузнеца, а я дожигаю свой когда-то любимый красный свитер.</text:p>
      <text:p text:style-name="P7">Защитно вскинув плечи, мы вытаскиваем лопату обратно на ролик и Боря идёт за следующей болванкой.</text:p>
      <text:p text:style-name="P7"><text:tab/><text:tab/><text:tab/><text:span text:style-name="T5">Туда-сюда... обратно...</text:span></text:p>
      <text:p text:style-name="P7"><text:span text:style-name="T5"><text:tab/><text:tab/><text:tab/>А как оно приятно!.</text:span>.</text:p>
      <text:p text:style-name="P7"/>
      <text:p text:style-name="P7">Потом мы гоним порожнюю вагонетку за новой партией болванок.</text:p>
      <text:p text:style-name="P7">В печи их тоже надо укладывать слоями и рядами, <text:span text:style-name="T7">а</text:span> <text:span text:style-name="T6">начинать их поглубже, </text:span>иначе не поместятся.</text:p>
      <text:p text:style-name="P7">Чем больше загружено, тем короче пробежки с лопатой.</text:p>
      <text:p text:style-name="P7"/>
      <text:p text:style-name="P7">Я не сразу освоил синхронный прыжок и Боря крыл меня неслышным в грохоте и гуле матом.</text:p>
      <text:p text:style-name="P7">Недолетевшая до нужного места болванка будет делать мозги при загрузке остальных.</text:p>
      <text:p text:style-name="P7">Но навык <text:s/>гитариста помог мне уловить ритм.</text:p>
      <text:p text:style-name="P7">Боря немногословен. У меня с вентилятором больше общения. Дуэтом.</text:p>
      <text:p text:style-name="P7">Но однажды Боря прокричал мне в самое ухо:</text:p>
      <text:p text:style-name="P7">- Сегодня сорок тонн загрузили!</text:p>
      <text:p text:style-name="P7">Он улыбался. </text:p>
      <text:p text:style-name="P7">Трудовая победа! </text:p>
      <text:p text:style-name="P7">Фигня — пустые слова. Просто мы сделали это.</text:p>
      <text:p text:style-name="P7"/>
      <text:p text:style-name="P7">Работаем мы в две смены — во вторую и в третью, а в первую наши болванки достают из печей на наковальни.</text:p>
      <text:p text:style-name="P7">А в день получки я глазам своим не поверил — у меня за месяц сто двадцать рублей!</text:p>
      <text:p text:style-name="P7">«...на нижеоплачиваемую должность...»</text:p>
      <text:p text:style-name="P7"><text:tab/><text:tab/><text:tab/><text:span text:style-name="T5">- Ha-ha, Mr. Lebedev!</text:span></text:p>
      <text:p text:style-name="P7"><text:span text:style-name="T5"><text:tab/><text:tab/><text:tab/>- Ha-ha, Mr. Heath!</text:span>..</text:p>
      <text:p text:style-name="P7"/>
      <text:p text:style-name="P8">А кузнецам кассирка вообще по три нераспечатанные пачки выдавала! Три сотни, плюс там ещё рублями.</text:p>
      <text:p text:style-name="P8">Да, Боря! Пить надо меньше.</text:p>
      <text:p text:style-name="P5"><text:tab/><text:tab/><text:tab/>Туда-сюда... обратно...</text:p>
      <text:p text:style-name="P7"><text:span text:style-name="T5"><text:tab/><text:tab/><text:tab/>А как оно приятно!.</text:span>.</text:p>
      <text:p text:style-name="P7"/>
      <text:p text:style-name="P9"><text:span text:style-name="T8">(...в</text:span>сегда проклинал, проклинаю и буду проклинать ту ночь, когда я испустил тот вопль <text:soft-page-break/>тупого бурсака.</text:p>
      <text:p text:style-name="P9">Слово — не воробей... Сказанного не воротишь...<text:span text:style-name="T8">)</text:span></text:p>
      <text:p text:style-name="P9"/>
      <text:p text:style-name="P8">А Ольге хотелось чего-то ещё...</text:p>
      <text:p text:style-name="P8">Один раз, когда я бросал болванки в её печь, она начала требовать:</text:p>
      <text:p text:style-name="P8">- Скажи!.. что!.. ты сейчас!.. делаешь?..</text:p>
      <text:p text:style-name="P8">- Я с тобой!.. занимаюсь!.. любовью!..</text:p>
      <text:p text:style-name="P8">- Не так скажи!..</text:p>
      <text:p text:style-name="P8">- Я!.. люблю!.. тебя!..</text:p>
      <text:p text:style-name="P8">- Не!.. так!...</text:p>
      <text:p text:style-name="P8">- А!.. как?..</text:p>
      <text:p text:style-name="P8">- Сам!.. знаешь!..</text:p>
      <text:p text:style-name="P8">И я начал выстанывать:</text:p>
      <text:p text:style-name="P8">- Я!.. е!.. бу!.. те!.. бя!..</text:p>
      <text:p text:style-name="P8">- А!..</text:p>
      <text:p text:style-name="P8">- Я!.. те!.. бя!.. е!.. бу!.. </text:p>
      <text:p text:style-name="P8">- О!..</text:p>
      <text:p text:style-name="P8">Тёмная кухня. Ребёнок спит. Что она <text:span text:style-name="T9">ещё </text:span>понимает...</text:p>
      <text:p text:style-name="P8"/>
      <text:p text:style-name="P8">В другой раз из темноты:</text:p>
      <text:p text:style-name="P8">- Ударь меня!</text:p>
      <text:p text:style-name="P8">- Ты <text:span text:style-name="T8">что</text:span>?</text:p>
      <text:p text:style-name="P8">- Нет, ударь меня!</text:p>
      <text:p text:style-name="P8">Заставила-<text:span text:style-name="T8">таки</text:span>, шлёпнул слегка по щеке.</text:p>
      <text:p text:style-name="P8">- Не так! Ударь сильно!</text:p>
      <text:p text:style-name="P8">Всё равно не отстанет. Ударил звучнее. <text:span text:style-name="T10">Лежит, п</text:span>лачет.</text:p>
      <text:p text:style-name="P8">- Ты <text:span text:style-name="T8">что</text:span>?</text:p>
      <text:p text:style-name="P8"><text:span text:style-name="T10"><text:s/>П</text:span>лачет.</text:p>
      <text:p text:style-name="P8">Пришлось утешать <text:span text:style-name="T11">самым надёжным, по-моему,</text:span> способом. И было хорошо.</text:p>
      <text:p text:style-name="P8"/>
      <text:p text:style-name="P8">Потом лежу думаю. Зачем ей это?</text:p>
      <text:p text:style-name="P8">Пощёчина, <text:span text:style-name="T12">как наказание</text:span> за проступок? </text:p>
      <text:p text:style-name="P8">Ничего такого за ней не знаю.</text:p>
      <text:p text:style-name="P8">До меня? Без меня? Вместо?..</text:p>
      <text:p text:style-name="P9"/>
      <text:p text:style-name="P9"><text:span text:style-name="T11">(...е</text:span>сть мысли, которые лучше не начинать думать, а если начал, то лучше уж не додумывать до конца...<text:span text:style-name="T11">)</text:span></text:p>
      <text:p text:style-name="P9"/>
      <text:p text:style-name="P8">В конце мая истёк срок моего наказания и <text:span text:style-name="T11">в тот же день </text:span>я получил повестку явиться двадцать седьмого числа для призыва в армию.</text:p>
      <text:p text:style-name="P8"/>
      <text:p text:style-name="P8">И снова было застолье во дворе, потому что на Посёлке проводы в армию почти что свадьба.</text:p>
      <text:p text:style-name="P8">Все пили, пели, только без «Орфеев» и моя мама носила вокруг стола Леночку в распашонке и простынке, и та хваталась ручкой за ворот бабушкиного халата <text:s/>и удивлённо смотрела вокруг развесив розовые губки.</text:p>
      <text:p text:style-name="P8">Наутро меня проводили до двухэтажного Дома глухонемых <text:span text:style-name="T12">рядом с мостом в железнодорожной насыпи </text:span>на проспекте Мира.</text:p>
      <text:p text:style-name="P10">Там <text:span text:style-name="T6">собралось</text:span> много призывников в кепках и ещё больше провожающих.</text:p>
      <text:p text:style-name="P10">Толик Архипенко всех заверял, что у меня всё будет хорошо. Ольга плакала.</text:p>
      <text:p text:style-name="P10">Призывников посадили в два больших автобуса, те было тронулись, но выйдя на проспект снова остановились — кого-то не хватало.</text:p>
      <text:p text:style-name="P10">Мы вышли на обочину.</text:p>
      <text:p text:style-name="P10"><text:soft-page-break/>Провожающие ломанулись через дорогу. </text:p>
      <text:p text:style-name="P10">Ольга добежала первой.</text:p>
      <text:p text:style-name="P10">Она целовала меня мягкими мокрыми губами и прижималась мягкой грудью без лифчика, под кофточкой <text:span text:style-name="T13">в полоску </text:span>с коротким рукавом, <text:span text:style-name="T6">промокшей от её слёз</text:span>.</text:p>
      <text:p text:style-name="P10">Тут подвезли нехватку. </text:p>
      <text:p text:style-name="P10">Нам опять сказали с<text:span text:style-name="T12">адиться</text:span> в автобус.</text:p>
      <text:p text:style-name="P10"><text:s/><text:span text:style-name="T9">З</text:span>авёлся <text:span text:style-name="T9">м</text:span>отор. </text:p>
      <text:p text:style-name="P1">Дверь захлопнулась и <text:span text:style-name="T1">автобус уже окончательно, безостановочно и безвозвратно повёз туда, где</text:span> <text:span text:style-name="T2">армия сделает из меня </text:span>настоящ<text:span text:style-name="T1">его</text:span> мужчин<text:span text:style-name="T1">у <text:s/>и </text:span>защитник<text:span text:style-name="T1">а</text:span> родин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47:36.129079624</meta:creation-date>
    <dc:date>2017-03-01T18:47:45.658727126</dc:date>
    <dc:creator>sehrguey </dc:creator>
    <meta:editing-duration>PT9S</meta:editing-duration>
    <meta:editing-cycles>1</meta:editing-cycles>
    <meta:document-statistic meta:table-count="0" meta:image-count="0" meta:object-count="0" meta:page-count="4" meta:paragraph-count="109" meta:word-count="1131" meta:character-count="7144" meta:non-whitespace-character-count="6058"/>
    <meta:generator>LibreOffice/4.3.3.2$Linux_x86 LibreOffice_project/430m0$Build-2</meta:generator>
  </office:meta>
</office:document-meta>
</file>